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Heading_20_4">
      <style:paragraph-properties fo:break-before="pag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cm" fo:margin-bottom="0cm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cm" fo:margin-bottom="0cm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Balises HTML importantes</text:span></text:h>
      <text:h text:style-name="Heading_20_4" text:outline-level="4">1. <text:span text:style-name="Strong_20_Emphasis">Balises de structure de document</text:span></text:h>
      <text:list text:style-name="L1">
        <text:list-item>
          <text:p text:style-name="P4"><text:span text:style-name="Source_20_Text">&lt;html&gt;</text:span> : Racine du document HTML.</text:p>
        </text:list-item>
        <text:list-item>
          <text:p text:style-name="P4"><text:span text:style-name="Source_20_Text">&lt;head&gt;</text:span> : Contient des métadonnées, le titre, les liens vers des styles, etc.</text:p>
        </text:list-item>
        <text:list-item>
          <text:p text:style-name="P4"><text:span text:style-name="Source_20_Text">&lt;title&gt;</text:span> : Définit le titre du document affiché dans l’onglet du navigateur.</text:p>
        </text:list-item>
        <text:list-item>
          <text:p text:style-name="P3"><text:span text:style-name="Source_20_Text">&lt;body&gt;</text:span> : Contient le contenu principal du document (texte, images, etc.).</text:p>
        </text:list-item>
      </text:list>
      <text:h text:style-name="Heading_20_4" text:outline-level="4">2. <text:span text:style-name="Strong_20_Emphasis">Balises de section</text:span></text:h>
      <text:list text:style-name="L2">
        <text:list-item>
          <text:p text:style-name="P6"><text:span text:style-name="Source_20_Text">&lt;header&gt;</text:span> : En-tête de la page ou d'une section.</text:p>
        </text:list-item>
        <text:list-item>
          <text:p text:style-name="P6"><text:span text:style-name="Source_20_Text">&lt;nav&gt;</text:span> : Navigation du document.</text:p>
        </text:list-item>
        <text:list-item>
          <text:p text:style-name="P6"><text:span text:style-name="Source_20_Text">&lt;main&gt;</text:span> : Contenu principal du document.</text:p>
        </text:list-item>
        <text:list-item>
          <text:p text:style-name="P6"><text:span text:style-name="Source_20_Text">&lt;section&gt;</text:span> : Une section thématique dans un document.</text:p>
        </text:list-item>
        <text:list-item>
          <text:p text:style-name="P6"><text:span text:style-name="Source_20_Text">&lt;article&gt;</text:span> : Contenu autonome, tel qu’un article de blog.</text:p>
        </text:list-item>
        <text:list-item>
          <text:p text:style-name="P6"><text:span text:style-name="Source_20_Text">&lt;aside&gt;</text:span> : Contenu qui est lié au contenu principal, comme des notes ou des encadrés.</text:p>
        </text:list-item>
        <text:list-item>
          <text:p text:style-name="P5"><text:span text:style-name="Source_20_Text">&lt;footer&gt;</text:span> : Pied de page d'une section ou d'un document.</text:p>
        </text:list-item>
      </text:list>
      <text:h text:style-name="Heading_20_4" text:outline-level="4">3. <text:span text:style-name="Strong_20_Emphasis">Balises de texte et mise en forme</text:span></text:h>
      <text:list text:style-name="L3">
        <text:list-item>
          <text:p text:style-name="P8"><text:span text:style-name="Source_20_Text">&lt;h1&gt;</text:span>, <text:span text:style-name="Source_20_Text">&lt;h2&gt;</text:span>, <text:span text:style-name="Source_20_Text">&lt;h3&gt;</text:span>, <text:span text:style-name="Source_20_Text">&lt;h4&gt;</text:span>, <text:span text:style-name="Source_20_Text">&lt;h5&gt;</text:span>, <text:span text:style-name="Source_20_Text">&lt;h6&gt;</text:span> : En-têtes de différents niveaux.</text:p>
        </text:list-item>
        <text:list-item>
          <text:p text:style-name="P8"><text:span text:style-name="Source_20_Text">&lt;p&gt;</text:span> : Paragraphe.</text:p>
        </text:list-item>
        <text:list-item>
          <text:p text:style-name="P8"><text:span text:style-name="Source_20_Text">&lt;br&gt;</text:span> : Saut de ligne.</text:p>
        </text:list-item>
        <text:list-item>
          <text:p text:style-name="P8"><text:span text:style-name="Source_20_Text">&lt;hr&gt;</text:span> : Ligne horizontale.</text:p>
        </text:list-item>
        <text:list-item>
          <text:p text:style-name="P8"><text:span text:style-name="Source_20_Text">&lt;strong&gt;</text:span> : Texte important (souvent en gras).</text:p>
        </text:list-item>
        <text:list-item>
          <text:p text:style-name="P8"><text:span text:style-name="Source_20_Text">&lt;em&gt;</text:span> : Texte accentué (souvent en italique).</text:p>
        </text:list-item>
        <text:list-item>
          <text:p text:style-name="P8"><text:span text:style-name="Source_20_Text">&lt;blockquote&gt;</text:span> : Citation en bloc.</text:p>
        </text:list-item>
        <text:list-item>
          <text:p text:style-name="P8"><text:span text:style-name="Source_20_Text">&lt;ul&gt;</text:span> : Liste non ordonnée (à puces).</text:p>
        </text:list-item>
        <text:list-item>
          <text:p text:style-name="P8"><text:span text:style-name="Source_20_Text">&lt;ol&gt;</text:span> : Liste ordonnée (numérotée).</text:p>
        </text:list-item>
        <text:list-item>
          <text:p text:style-name="P8"><text:span text:style-name="Source_20_Text">&lt;li&gt;</text:span> : Élément de liste.</text:p>
        </text:list-item>
        <text:list-item>
          <text:p text:style-name="P8"><text:span text:style-name="Source_20_Text">&lt;dl&gt;</text:span> : Liste de définition.</text:p>
        </text:list-item>
        <text:list-item>
          <text:p text:style-name="P8"><text:span text:style-name="Source_20_Text">&lt;dt&gt;</text:span> : Terme de la liste de définition.</text:p>
        </text:list-item>
        <text:list-item>
          <text:p text:style-name="P7"><text:span text:style-name="Source_20_Text">&lt;dd&gt;</text:span> : Description d’un terme.</text:p>
        </text:list-item>
      </text:list>
      <text:h text:style-name="Heading_20_4" text:outline-level="4">4. <text:span text:style-name="Strong_20_Emphasis">Balises de liens et médias</text:span></text:h>
      <text:list text:style-name="L4">
        <text:list-item>
          <text:p text:style-name="P10"><text:span text:style-name="Source_20_Text">&lt;a&gt;</text:span> : Lien hypertexte.</text:p>
        </text:list-item>
        <text:list-item>
          <text:p text:style-name="P10"><text:span text:style-name="Source_20_Text">&lt;img&gt;</text:span> : Image.</text:p>
        </text:list-item>
        <text:list-item>
          <text:p text:style-name="P10"><text:span text:style-name="Source_20_Text">&lt;audio&gt;</text:span> : Éléments audio.</text:p>
        </text:list-item>
        <text:list-item>
          <text:p text:style-name="P10"><text:span text:style-name="Source_20_Text">&lt;video&gt;</text:span> : Éléments vidéo.</text:p>
        </text:list-item>
        <text:list-item>
          <text:p text:style-name="P10"><text:span text:style-name="Source_20_Text">&lt;source&gt;</text:span> : Source pour les éléments audio et vidéo.</text:p>
        </text:list-item>
        <text:list-item>
          <text:p text:style-name="P9"><text:span text:style-name="Source_20_Text">&lt;iframe&gt;</text:span> : Cadre intégré pour afficher un autre document HTML.</text:p>
        </text:list-item>
      </text:list>
      <text:h text:style-name="Heading_20_4" text:outline-level="4"/>
      <text:h text:style-name="P2" text:outline-level="4">5. <text:span text:style-name="Strong_20_Emphasis">Balises de tableaux</text:span></text:h>
      <text:list text:style-name="L5">
        <text:list-item>
          <text:p text:style-name="P12"><text:span text:style-name="Source_20_Text">&lt;table&gt;</text:span> : Crée un tableau.</text:p>
        </text:list-item>
        <text:list-item>
          <text:p text:style-name="P12"><text:span text:style-name="Source_20_Text">&lt;tr&gt;</text:span> : Ligne du tableau.</text:p>
        </text:list-item>
        <text:list-item>
          <text:p text:style-name="P12"><text:span text:style-name="Source_20_Text">&lt;td&gt;</text:span> : Cellule de données dans une ligne de tableau.</text:p>
        </text:list-item>
        <text:list-item>
          <text:p text:style-name="P12"><text:span text:style-name="Source_20_Text">&lt;th&gt;</text:span> : Cellule d'en-tête dans une ligne de tableau.</text:p>
        </text:list-item>
        <text:list-item>
          <text:p text:style-name="P12"><text:span text:style-name="Source_20_Text">&lt;thead&gt;</text:span> : En-tête d'un tableau.</text:p>
        </text:list-item>
        <text:list-item>
          <text:p text:style-name="P12"><text:span text:style-name="Source_20_Text">&lt;tbody&gt;</text:span> : Corps d'un tableau.</text:p>
        </text:list-item>
        <text:list-item>
          <text:p text:style-name="P11"><text:span text:style-name="Source_20_Text">&lt;tfoot&gt;</text:span> : Pied de tableau.</text:p>
        </text:list-item>
      </text:list>
      <text:h text:style-name="Heading_20_4" text:outline-level="4">6. <text:span text:style-name="Strong_20_Emphasis">Balises de formulaire</text:span></text:h>
      <text:list text:style-name="L6">
        <text:list-item>
          <text:p text:style-name="P14"><text:span text:style-name="Source_20_Text">&lt;form&gt;</text:span> : Crée un formulaire.</text:p>
        </text:list-item>
        <text:list-item>
          <text:p text:style-name="P14"><text:span text:style-name="Source_20_Text">&lt;input&gt;</text:span> : Champ de saisie.</text:p>
        </text:list-item>
        <text:list-item>
          <text:p text:style-name="P14"><text:span text:style-name="Source_20_Text">&lt;textarea&gt;</text:span> : Zone de texte multilignes.</text:p>
        </text:list-item>
        <text:list-item>
          <text:p text:style-name="P14"><text:span text:style-name="Source_20_Text">&lt;button&gt;</text:span> : Bouton cliquable.</text:p>
        </text:list-item>
        <text:list-item>
          <text:p text:style-name="P14"><text:span text:style-name="Source_20_Text">&lt;select&gt;</text:span> : Liste déroulante.</text:p>
        </text:list-item>
        <text:list-item>
          <text:p text:style-name="P14"><text:span text:style-name="Source_20_Text">&lt;option&gt;</text:span> : Élément d'une liste déroulante.</text:p>
        </text:list-item>
        <text:list-item>
          <text:p text:style-name="P14"><text:span text:style-name="Source_20_Text">&lt;label&gt;</text:span> : Étiquette pour un champ de formulaire.</text:p>
        </text:list-item>
        <text:list-item>
          <text:p text:style-name="P14"><text:span text:style-name="Source_20_Text">&lt;fieldset&gt;</text:span> : Groupe de champs de formulaire.</text:p>
        </text:list-item>
        <text:list-item>
          <text:p text:style-name="P13"><text:span text:style-name="Source_20_Text">&lt;legend&gt;</text:span> : Titre pour un <text:span text:style-name="Source_20_Text">&lt;fieldset&gt;</text:span>.</text:p>
        </text:list-item>
      </text:list>
      <text:h text:style-name="Heading_20_4" text:outline-level="4">7. <text:span text:style-name="Strong_20_Emphasis">Balises de sémantique et d'accessibilité</text:span></text:h>
      <text:list text:style-name="L7">
        <text:list-item>
          <text:p text:style-name="P16"><text:span text:style-name="Source_20_Text">&lt;details&gt;</text:span> : Contenu caché pouvant être affiché ou masqué.</text:p>
        </text:list-item>
        <text:list-item>
          <text:p text:style-name="P16"><text:span text:style-name="Source_20_Text">&lt;summary&gt;</text:span> : Résumé d'un élément <text:span text:style-name="Source_20_Text">&lt;details&gt;</text:span>.</text:p>
        </text:list-item>
        <text:list-item>
          <text:p text:style-name="P16"><text:span text:style-name="Source_20_Text">&lt;time&gt;</text:span> : Représentation d'une date ou d'une heure.</text:p>
        </text:list-item>
        <text:list-item>
          <text:p text:style-name="P15"><text:span text:style-name="Source_20_Text">&lt;mark&gt;</text:span> : Texte mis en surbrillance.</text:p>
        </text:list-item>
      </text:list>
      <text:h text:style-name="Heading_20_3" text:outline-level="3"><text:span text:style-name="Strong_20_Emphasis">Balises auto-fermantes</text:span></text:h>
      <text:p text:style-name="Text_20_body">Les balises auto-fermantes ne nécessitent pas de balise de fermeture. Voici quelques-unes des plus courantes :</text:p>
      <text:list text:style-name="L8">
        <text:list-item>
          <text:p text:style-name="P18"><text:span text:style-name="Source_20_Text">&lt;br&gt;</text:span> : Saut de ligne.</text:p>
        </text:list-item>
        <text:list-item>
          <text:p text:style-name="P18"><text:span text:style-name="Source_20_Text">&lt;hr&gt;</text:span> : Ligne horizontale.</text:p>
        </text:list-item>
        <text:list-item>
          <text:p text:style-name="P18"><text:span text:style-name="Source_20_Text">&lt;img&gt;</text:span> : Image.</text:p>
        </text:list-item>
        <text:list-item>
          <text:p text:style-name="P18"><text:span text:style-name="Source_20_Text">&lt;input&gt;</text:span> : Champ de saisie.</text:p>
        </text:list-item>
        <text:list-item>
          <text:p text:style-name="P18"><text:span text:style-name="Source_20_Text">&lt;link&gt;</text:span> : Lien vers des ressources externes (généralement utilisé dans <text:span text:style-name="Source_20_Text">&lt;head&gt;</text:span>).</text:p>
        </text:list-item>
        <text:list-item>
          <text:p text:style-name="P18"><text:span text:style-name="Source_20_Text">&lt;meta&gt;</text:span> : Métadonnées sur le document.</text:p>
        </text:list-item>
        <text:list-item>
          <text:p text:style-name="P18"><text:span text:style-name="Source_20_Text">&lt;source&gt;</text:span> : Source pour les éléments audio et vidéo.</text:p>
        </text:list-item>
        <text:list-item>
          <text:p text:style-name="P18"><text:span text:style-name="Source_20_Text">&lt;track&gt;</text:span> : Textes de pistes pour des éléments vidéo ou audio.</text:p>
        </text:list-item>
        <text:list-item>
          <text:p text:style-name="P17"><text:span text:style-name="Source_20_Text">&lt;wbr&gt;</text:span> : Saut de ligne suggéré (Word Break Opportunity).</text:p>
        </text:list-item>
      </text:list>
      <text:h text:style-name="Heading_20_3" text:outline-level="3"><text:span text:style-name="Strong_20_Emphasis"/></text:h>
      <text:p text:style-name="Standard"/>
      <text:h text:style-name="P1" text:outline-level="3"><text:span text:style-name="Strong_20_Emphasis">&lt;details&gt;</text:span></text:h>
      <text:p text:style-name="Text_20_body"><text:span text:style-name="Strong_20_Emphasis"><text:s text:c="2"/>&lt;summary&gt;Plus d'infos&lt;/summary&gt;</text:span></text:p>
      <text:p text:style-name="Text_20_body"><text:span text:style-name="Strong_20_Emphasis"><text:s text:c="2"/>Voici quelques détails supplémentaires.</text:span></text:p>
      <text:p text:style-name="Text_20_body"><text:span text:style-name="Strong_20_Emphasis">&lt;/details&gt;</text:span></text:p>
      <text:p text:style-name="Text_20_body"><text:span text:style-name="Strong_20_Emphasis"/></text:p>
      <text:p text:style-name="Text_20_body"><text:span text:style-name="Strong_20_Emphasis"><text:s/>&lt;time datetime="2024-10-06"&gt;6 octobre 2024&lt;/time&gt;</text:span></text:p>
      <text:p text:style-name="Text_20_body"><text:span text:style-name="Strong_20_Emphasis"/></text:p>
      <text:p text:style-name="Text_20_body"><text:span text:style-name="Strong_20_Emphasis">&lt;progress value="70" max="100"&gt;70%&lt;/progress&gt;</text:span></text:p>
      <text:p text:style-name="Text_20_body"><text:span text:style-name="Strong_20_Emphasis"/></text:p>
      <text:p text:style-name="Text_20_body"><text:span text:style-name="Strong_20_Emphasis">&lt;meter value="0.6"&gt;60%&lt;/meter&gt;</text:span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>&lt;picture&gt;</text:span></text:p>
      <text:p text:style-name="Text_20_body"><text:span text:style-name="Strong_20_Emphasis"><text:s text:c="2"/>&lt;source media="(min-width: 800px)" srcset="image-large.jpg"&gt;</text:span></text:p>
      <text:p text:style-name="Text_20_body"><text:span text:style-name="Strong_20_Emphasis"><text:s text:c="2"/>&lt;source media="(min-width: 400px)" srcset="image-medium.jpg"&gt;</text:span></text:p>
      <text:p text:style-name="Text_20_body"><text:span text:style-name="Strong_20_Emphasis"><text:s text:c="2"/>&lt;img src="image-small.jpg" alt="Description de l'image"&gt;</text:span></text:p>
      <text:p text:style-name="Text_20_body"><text:span text:style-name="Strong_20_Emphasis">&lt;/picture&gt;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6T23:03:44.732786719</meta:creation-date>
    <dc:date>2024-10-06T23:22:41.763024115</dc:date>
    <meta:editing-duration>PT18M57S</meta:editing-duration>
    <meta:editing-cycles>3</meta:editing-cycles>
    <meta:generator>LibreOffice/24.2.6.2$Linux_X86_64 LibreOffice_project/420$Build-2</meta:generator>
    <meta:document-statistic meta:table-count="0" meta:image-count="0" meta:object-count="0" meta:page-count="3" meta:paragraph-count="81" meta:word-count="552" meta:character-count="3216" meta:non-whitespace-character-count="2793"/>
  </office:meta>
</office:document-meta>
</file>